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7.575in" fo:margin-left="-0.075in" style:page-number="auto" table:align="left" style:writing-mode="lr-tb"/>
    </style:style>
    <style:style style:name="Table1.A" style:family="table-column">
      <style:table-column-properties style:column-width="1.5125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1.9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margin-left="0in" fo:margin-right="0in" fo:text-align="start" style:justify-single-word="false" fo:text-indent="0in" style:auto-text-indent="false" style:writing-mode="rl-tb"/>
    </style:style>
    <style:style style:name="P2" style:family="paragraph" style:parent-style-name="Header">
      <style:paragraph-properties fo:margin-left="0in" fo:margin-right="0in" fo:text-align="center" style:justify-single-word="false" fo:text-indent="0in" style:auto-text-indent="false" style:writing-mode="rl-tb"/>
      <style:text-properties fo:color="#ffffff"/>
    </style:style>
    <style:style style:name="P3" style:family="paragraph" style:parent-style-name="Header">
      <style:paragraph-properties fo:margin-left="0in" fo:margin-right="0in" fo:text-align="end" style:justify-single-word="false" fo:text-indent="0in" style:auto-text-indent="false" style:writing-mode="rl-tb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0.75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8" style:family="paragraph" style:parent-style-name="Standard" style:list-style-name="WW8Num2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9" style:family="paragraph" style:parent-style-name="Standard" style:list-style-name="WW8Num1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0pt" fo:font-weight="bold" officeooo:rsid="00131449" officeooo:paragraph-rsid="00131449" style:font-size-asian="10pt" style:font-weight-asian="bold" style:font-size-complex="10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style="italic" fo:font-weight="bold" style:font-name-asian="Times New Roman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P17" style:family="paragraph" style:parent-style-name="Standard" style:list-style-name="WW8Num3">
      <loext:graphic-properties draw:fill="solid" draw:fill-color="#ffffff"/>
      <style:paragraph-properties fo:margin-top="0in" fo:margin-bottom="0in" loext:contextual-spacing="false" fo:background-color="#ffffff"/>
      <style:text-properties fo:font-size="10pt" style:font-name-asian="Times New Roman" style:font-size-asian="10pt" style:font-size-complex="10pt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000000" fo:font-size="10pt" fo:font-style="italic" style:font-name-asian="Times New Roman" style:font-size-asian="10pt" style:font-style-asian="italic" style:font-size-complex="10pt" style:font-style-complex="italic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color="#000000" fo:font-size="10pt" fo:font-style="italic" style:font-name-asian="Times New Roman" style:font-size-asian="10pt" style:font-style-asian="italic" style:font-size-complex="10pt" style:font-style-complex="italic"/>
    </style:style>
    <style:style style:name="P20" style:family="paragraph" style:parent-style-name="Standard" style:list-style-name="WW8Num3">
      <loext:graphic-properties draw:fill="solid" draw:fill-color="#ffffff"/>
      <style:paragraph-properties fo:margin-top="0in" fo:margin-bottom="0in" loext:contextual-spacing="false" fo:background-color="#ffffff"/>
    </style:style>
    <style:style style:name="P21" style:family="paragraph" style:parent-style-name="Standard" style:list-style-name="WW8Num1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333333" fo:font-size="10pt" style:font-name-asian="Times New Roman" style:font-size-asian="10pt" style:font-size-complex="10pt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333333" fo:font-size="10pt" fo:font-style="italic" style:font-name-asian="Times New Roman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</style:style>
    <style:style style:name="P24" style:family="paragraph" style:parent-style-name="Standard">
      <loext:graphic-properties draw:fill="solid" draw:fill-color="#ffffff"/>
      <style:paragraph-properties fo:margin-top="0in" fo:margin-bottom="0.052in" loext:contextual-spacing="false" fo:line-height="100%" fo:background-color="#ffffff"/>
      <style:text-properties fo:color="#333333" style:font-name="Arial" fo:font-size="10pt" fo:font-style="italic" style:text-underline-style="solid" style:text-underline-width="auto" style:text-underline-color="font-color" style:font-name-asian="Times New Roman" style:font-size-asian="10pt" style:font-style-asian="italic" style:font-name-complex="Arial" style:font-size-complex="10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size="10pt" fo:font-style="italic" fo:font-weight="bold" style:font-name-asian="Times New Roman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style:font-name-asian="Times New Roman" style:font-size-asian="10pt" style:font-style-asian="italic" style:font-size-complex="10pt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name-asian="Times New Roman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3a806" style:font-name-asian="Times New Roman" style:font-size-asian="10pt" style:font-weight-asian="bold" style:font-size-complex="10pt" style:font-weight-complex="bold"/>
    </style:style>
    <style:style style:name="T11" style:family="text">
      <style:text-properties fo:font-size="10pt" style:font-name-asian="Times New Roman" style:font-size-asian="10pt" style:font-size-complex="10pt"/>
    </style:style>
    <style:style style:name="T12" style:family="text">
      <style:text-properties fo:color="#000000" fo:font-size="10pt" style:font-name-asian="Times New Roman" style:font-size-asian="10pt" style:font-size-complex="10pt"/>
    </style:style>
    <style:style style:name="T13" style:family="text">
      <style:text-properties fo:color="#000000" fo:font-size="10pt" fo:font-style="italic" style:font-name-asian="Times New Roman" style:font-size-asian="10pt" style:font-style-asian="italic" style:font-size-complex="10pt" style:font-style-complex="italic"/>
    </style:style>
    <style:style style:name="T14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15" style:family="text">
      <style:text-properties fo:color="#000000" fo:font-size="10pt" fo:font-style="italic" style:text-underline-style="none" style:font-name-asian="Times New Roman" style:font-size-asian="10pt" style:font-style-asian="italic" style:font-size-complex="10pt" style:font-style-complex="italic"/>
    </style:style>
    <style:style style:name="T16" style:family="text">
      <style:text-properties fo:color="#333333" fo:font-size="10pt" style:font-name-asian="Times New Roman" style:font-size-asian="10pt" style:font-size-complex="10pt"/>
    </style:style>
    <style:style style:name="T17" style:family="text">
      <style:text-properties fo:color="#333333" style:font-name="Arial" fo:font-size="10pt" style:text-underline-style="solid" style:text-underline-width="auto" style:text-underline-color="font-color" style:font-name-asian="Times New Roman" style:font-size-asian="10pt" style:font-name-complex="Arial" style:font-size-complex="10pt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76923c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76923c" fo:font-size="12pt" fo:language="none" fo:country="none" style:font-size-asian="12pt" style:language-asian="none" style:country-asian="none" style:font-size-complex="12pt" style:font-weight-complex="bold"/>
    </style:style>
    <style:style style:name="T21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2pt" fo:language="none" fo:country="none" style:font-size-asian="12pt" style:language-asian="none" style:country-asian="none" style:font-size-complex="12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3a806"/>
    </style:style>
    <style:style style:name="T25" style:family="text">
      <style:text-properties style:use-window-font-color="true" style:font-name="Calibri" fo:font-size="10pt" fo:language="en" fo:country="US" fo:font-weight="bold" officeooo:rsid="0013a806" style:font-name-asian="Times New Roman" style:font-size-asian="10pt" style:font-weight-asian="bold" style:font-name-complex="Arial" style:font-size-complex="10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ontact Information</text:p>
          </table:table-cell>
          <table:table-cell table:style-name="Table1.A1" office:value-type="string">
            <text:p text:style-name="P6"><text:span text:style-name="T3">Work:</text:span><text:span text:style-name="T7"> Resalat Bank, 1th Baghestan, Sa'adat Abad, Tehran, Iran</text:span></text:p>
            <text:p text:style-name="P13">LinkedIn: <text:a xlink:type="simple" xlink:href="https://www.linkedin.com/in/behnam-safari-65593440/" text:style-name="Internet_20_link" text:visited-style-name="Visited_20_Internet_20_Link"><text:span text:style-name="T18">https://www.linkedin.com/in/behnam-safari-65593440/</text:span></text:a></text:p>
            <text:p text:style-name="P11"/>
          </table:table-cell>
          <table:table-cell table:style-name="Table1.A1" office:value-type="string">
            <text:p text:style-name="P6"><text:span text:style-name="T2">Mail: </text:span>safari.b1987@gmail.com</text:p>
          </table:table-cell>
        </table:table-row>
        <table:table-row table:style-name="Table1.1">
          <table:table-cell table:style-name="Table1.A1" office:value-type="string">
            <text:p text:style-name="P10">Education</text:p>
          </table:table-cell>
          <table:table-cell table:style-name="Table1.A1" table:number-columns-spanned="2" office:value-type="string">
            <text:p text:style-name="P12">Khaje Nasir University of Technology, Tehran, Iran</text:p>
            <text:p text:style-name="P11">Computer Engineering </text:p>
            <text:p text:style-name="P11"/>
            <text:p text:style-name="P12">National Organization for Development of Exceptional Talent, Ahvaz, Iran</text:p>
            <text:p text:style-name="P11">Diploma in Math &amp; Physics</text:p>
            <text:p text:style-name="P11"/>
            <text:p text:style-name="P11"/>
          </table:table-cell>
          <table:covered-table-cell/>
        </table:table-row>
        <table:table-row table:style-name="Table1.1">
          <table:table-cell table:style-name="Table1.A1" office:value-type="string">
            <text:p text:style-name="P10">Research Interest</text:p>
          </table:table-cell>
          <table:table-cell table:style-name="Table1.A1" table:number-columns-spanned="2" office:value-type="string">
            <text:p text:style-name="P6"><text:span text:style-name="T8">Programming, Data Mining, Machine Learning, Text Mining</text:span></text:p>
            <text:p text:style-name="P12"/>
          </table:table-cell>
          <table:covered-table-cell/>
        </table:table-row>
        <table:table-row table:style-name="Table1.1">
          <table:table-cell table:style-name="Table1.A1" office:value-type="string">
            <text:p text:style-name="P10">Work Experience</text:p>
          </table:table-cell>
          <table:table-cell table:style-name="Table1.A1" table:number-columns-spanned="2" office:value-type="string">
            <text:p text:style-name="P7"><text:a xlink:type="simple" xlink:href="https://rqbank.ir/" text:style-name="Internet_20_link" text:visited-style-name="Visited_20_Internet_20_Link"><text:span text:style-name="Internet_20_link"><text:span text:style-name="T8">Resalat Bank</text:span></text:span></text:a><text:span text:style-name="T8"> (</text:span><text:span text:style-name="T9">Jan 2018 - present</text:span><text:span text:style-name="T8">), </text:span><text:span text:style-name="T9">Manager of Software Department</text:span></text:p>
            <text:p text:style-name="P15">(Tehran, Iran)</text:p>
            <text:list xml:id="list948193968" text:style-name="WW8Num2">
              <text:list-item>
                <text:p text:style-name="P8"><text:span text:style-name="T12">Writing Java Programs to gather, present &amp;&amp; analyze Data </text:span></text:p>
              </text:list-item>
              <text:list-item>
                <text:p text:style-name="P8"><text:span text:style-name="T12">Leading an 8-member team.</text:span></text:p>
              </text:list-item>
              <text:list-item>
                <text:p text:style-name="P8"><text:span text:style-name="T12">Programming a </text:span><text:a xlink:type="simple" xlink:href="https://pishkhan.rqbank.ir/" text:style-name="Internet_20_link" text:visited-style-name="Visited_20_Internet_20_Link"><text:span text:style-name="Internet_20_link"><text:span text:style-name="T11">virtual banking software</text:span></text:span></text:a><text:span text:style-name="T12"> (Pishkhan)</text:span></text:p>
              </text:list-item>
            </text:list>
            <text:p text:style-name="P7"><text:span text:style-name="T13">Technologies: Java, PL/SQL, Oracle, Micro Services, Jenkins, Docker, Spring Boot, Spring Cloud, JPA, Hibernate, JSP, JSF, gRPC, SOAP, Rest, AOP, Weblogic, Tomcatm Maven,</text:span><text:span text:style-name="T5"> JUnit, Log4j</text:span></text:p>
            <text:p text:style-name="P18"/>
            <text:p text:style-name="P7"><text:a xlink:type="simple" xlink:href="http://www.unitech-co.ir/" text:style-name="Internet_20_link" text:visited-style-name="Visited_20_Internet_20_Link"><text:span text:style-name="Internet_20_link"><text:span text:style-name="T8">Unitech</text:span></text:span></text:a> –<text:span text:style-name="T5">InfoTech Holding</text:span><text:span text:style-name="T8"> (</text:span><text:span text:style-name="T9">Jan 2014 to Jan 2018</text:span><text:span text:style-name="T8">), CTO</text:span></text:p>
            <text:p text:style-name="P15">(Tehran, Iran)</text:p>
            <text:list xml:id="list454351526" text:style-name="WW8Num3">
              <text:list-item>
                <text:p text:style-name="P20"><text:span text:style-name="T11">BI and Data Mining on </text:span><text:a xlink:type="simple" xlink:href="http://www.sepehrpay.com/" text:style-name="Internet_20_link" text:visited-style-name="Visited_20_Internet_20_Link"><text:span text:style-name="Internet_20_link"><text:span text:style-name="T11">Mabna Card Co.(Sepehr Pay)</text:span></text:span></text:a><text:span text:style-name="T11"> data</text:span></text:p>
              </text:list-item>
              <text:list-item>
                <text:p text:style-name="P20"><text:span text:style-name="T11">Fraud Detection on </text:span><text:a xlink:type="simple" xlink:href="http://www.sepehrpay.com/" text:style-name="Internet_20_link" text:visited-style-name="Visited_20_Internet_20_Link"><text:span text:style-name="Internet_20_link"><text:span text:style-name="T11">Mabna Card Co.(Sepehr Pay)</text:span></text:span></text:a><text:span text:style-name="T11"> data</text:span></text:p>
              </text:list-item>
              <text:list-item>
                <text:p text:style-name="P17">USSD payment service</text:p>
              </text:list-item>
              <text:list-item>
                <text:p text:style-name="P17">XML Based framework for Automatic Web Development </text:p>
              </text:list-item>
              <text:list-item>
                <text:p text:style-name="P17">Hotel Reservation System</text:p>
              </text:list-item>
              <text:list-item>
                <text:p text:style-name="P17">Web Application Report Engine</text:p>
              </text:list-item>
              <text:list-item>
                <text:p text:style-name="P17">Web Based Report Generator</text:p>
              </text:list-item>
              <text:list-item>
                <text:p text:style-name="P20"><text:span text:style-name="T11">AVL System (Automatic Vehicle Location)</text:span></text:p>
              </text:list-item>
              <text:list-item>
                <text:p text:style-name="P17">Electronic Cash Register and POS</text:p>
              </text:list-item>
            </text:list>
            <text:p text:style-name="P7"><text:span text:style-name="T13">Technologies: Java, Oracle, PostgreSql, SpringMVC, MyBatis, JPA, Hibernate, JSP, JSF, SOAP, Rest,</text:span><text:span text:style-name="T5"> JAXB, Jeresy, Apache Tomcat, C#, WPF, Linq</text:span></text:p>
            <text:p text:style-name="P19"/>
            <text:p text:style-name="P7"><text:a xlink:type="simple" xlink:href="http://portal.rminno.com/" text:style-name="Internet_20_link" text:visited-style-name="Visited_20_Internet_20_Link"><text:span text:style-name="Internet_20_link"><text:span text:style-name="T9">RM Innovation</text:span></text:span></text:a><text:span text:style-name="T9"> (Apr 2015 to July 2015), PHP Developer</text:span></text:p>
            <text:p text:style-name="P15">(KY, USA <text:s/>- Remote Job)</text:p>
            <text:list xml:id="list3600128399" text:style-name="WW8Num1">
              <text:list-item>
                <text:p text:style-name="P9"><text:span text:style-name="T7">Managing a 3 person team to design and implement </text:span><text:a xlink:type="simple" xlink:href="https://www.artvanrugs.com/" text:style-name="Internet_20_link" text:visited-style-name="Visited_20_Internet_20_Link"><text:span text:style-name="Internet_20_link"><text:span text:style-name="T15">Art Van Area Rugs</text:span></text:span></text:a><text:span text:style-name="T6"> website </text:span><text:span text:style-name="T11">with Magento</text:span></text:p>
              </text:list-item>
            </text:list>
            <text:p text:style-name="P16">Technologies: PHP, Magento, MySQL, Java Script, HTML, CSS</text:p>
            <text:p text:style-name="P15"/>
            <text:p text:style-name="P14">VR Lab KNT University(Sep 2012 to April 2014), C++ Developer</text:p>
            <text:p text:style-name="P15">(Tehran, Iran)</text:p>
            <text:list xml:id="list230007164517106" text:continue-numbering="true" text:style-name="WW8Num1">
              <text:list-item>
                <text:p text:style-name="P9"><text:span text:style-name="T16">Participating in a team to make a Vehicle Driving Simulator</text:span></text:p>
              </text:list-item>
            </text:list>
            <text:p text:style-name="P7"><text:span text:style-name="T6">Technologies: C++</text:span></text:p>
            <text:p text:style-name="P16"/>
            <text:p text:style-name="P7"><text:a xlink:type="simple" xlink:href="http://www.deltaglobal.ir/" text:style-name="Internet_20_link" text:visited-style-name="Visited_20_Internet_20_Link"><text:span text:style-name="Internet_20_link"><text:span text:style-name="T9">Delta Global</text:span></text:span></text:a><text:span text:style-name="T9"> (May 20</text:span><text:span text:style-name="T25">09</text:span><text:span text:style-name="T9"> to Sep 2012) , C++ Developer / Hardware Designer</text:span></text:p>
            <text:p text:style-name="P15">(Tehran, Iran)</text:p>
            <text:list xml:id="list230006868741509" text:continue-numbering="true" text:style-name="WW8Num1">
              <text:list-item>
                <text:p text:style-name="P9"><text:span text:style-name="T16">Implementing VoIP System with SipXecs</text:span></text:p>
              </text:list-item>
              <text:list-item>
                <text:p text:style-name="P21">Making a hardware firewall with FPGA</text:p>
              </text:list-item>
            </text:list>
            <text:p text:style-name="P22">Technologies: C++, Qt, VHDL, Xilinx ISE</text:p>
            <text:p text:style-name="P24"><text:soft-page-break/></text:p>
            <text:p text:style-name="P24"/>
          </table:table-cell>
          <table:covered-table-cell/>
        </table:table-row>
        <table:table-row table:style-name="Table1.1">
          <table:table-cell table:style-name="Table1.A1" office:value-type="string">
            <text:p text:style-name="P10">Skills</text:p>
          </table:table-cell>
          <table:table-cell table:style-name="Table1.A1" table:number-columns-spanned="2" office:value-type="string">
            <text:p text:style-name="P12">Java:</text:p>
            <text:p text:style-name="P23"><text:span text:style-name="T7">J2EE,Spring Boot, Spring Cloud, SpringMVC, Spring Boot, AspectJ, Android, Eclipse, IntelliJ IDE, Android Studio, Maven, Gradle, <text:s/>Tomcat Application Server, JAXB, JMS, Jersey, JUnit, Log4j, </text:span><text:span text:style-name="T12">JPA</text:span><text:span text:style-name="T7">, Hibernate, Axis, Apache POI,</text:span><text:span text:style-name="T12"> MyBatis, JAX-RPC, JMeter, Dozer, Oracle ADF, Jasper Report</text:span></text:p>
            <text:p text:style-name="P12"/>
            <text:p text:style-name="P12">Web:</text:p>
            <text:p text:style-name="P6"><text:span text:style-name="T7">JSF, JSP, Primefaces, XHTML, Ajax, HTML, CSS, Magento, CSS, JS, JQuery</text:span></text:p>
            <text:p text:style-name="P12"/>
            <text:p text:style-name="P12">Other Languages:</text:p>
            <text:p text:style-name="P6"><text:span text:style-name="T7">C/C++, Visual Studio, Qt Creator, PHP, C#, WPF, Shell Script</text:span></text:p>
            <text:p text:style-name="P12"/>
            <text:p text:style-name="P12">DB:</text:p>
            <text:p text:style-name="P6"><text:span text:style-name="T7">Oracle, PLSQL, SQL Developer, MySQL, SQL Server, Linq, SQLite, ORMs, PostgreSQL, PostGis, pgAdmin</text:span></text:p>
            <text:p text:style-name="P12"/>
            <text:p text:style-name="P12">Others:</text:p>
            <text:p text:style-name="P6"><text:span text:style-name="T7">Linux, Jenkins, Git, SVN, SOAP, RESTful, Swagger, gRPC, Micro-Services,</text:span><text:span text:style-name="T14"> </text:span><text:span text:style-name="T7">Scrum, Docker</text:span></text:p>
            <text:p text:style-name="P11"/>
          </table:table-cell>
          <table:covered-table-cell/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table:number-columns-spanned="2" office:value-type="string">
            <text:p text:style-name="P6"><text:span text:style-name="T7">Persian: Native</text:span></text:p>
            <text:p text:style-name="P6"><text:span text:style-name="T7">English: Fluent</text:span></text:p>
          </table:table-cell>
          <table:covered-table-cell/>
        </table:table-row>
      </table:table>
      <text:p text:style-name="P4"/>
      <text:p text:style-name="P4"/>
      <text:p text:style-name="P4"/>
      <text:p text:style-name="P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333333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000000"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4375in" style:rel-width="100%" fo:margin-left="-0.0799in" table:align="left" style:writing-mode="lr-tb"/>
    </style:style>
    <style:style style:name="Table2.A" style:family="table-column">
      <style:table-column-properties style:column-width="5.2063in" style:rel-column-width="7658*"/>
    </style:style>
    <style:style style:name="Table2.B" style:family="table-column">
      <style:table-column-properties style:column-width="2.2313in" style:rel-column-width="328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99in" fo:padding-right="0.0799in" fo:padding-top="0.05in" fo:padding-bottom="0.05in" fo:border-left="none" fo:border-right="none" fo:border-top="none" fo:border-bottom="0.5pt solid #000000" style:writing-mode="lr-tb"/>
    </style:style>
    <style:style style:name="Table2.B1" style:family="table-cell">
      <style:table-cell-properties style:vertical-align="middle" fo:background-color="#943634" fo:padding-left="0.0799in" fo:padding-right="0.0799in" fo:padding-top="0.05in" fo:padding-bottom="0.05in" fo:border-left="none" fo:border-right="none" fo:border-top="none" fo:border-bottom="0.5pt solid #943634" style:writing-mode="lr-tb">
        <style:background-image/>
      </style:table-cell-properties>
    </style:style>
    <style:style style:name="MP1" style:family="paragraph" style:parent-style-name="Header">
      <style:paragraph-properties fo:margin-left="0in" fo:margin-right="0in" fo:text-align="start" style:justify-single-word="false" fo:text-indent="0in" style:auto-text-indent="false" style:writing-mode="rl-tb"/>
    </style:style>
    <style:style style:name="MP2" style:family="paragraph" style:parent-style-name="Header">
      <style:paragraph-properties fo:margin-left="0in" fo:margin-right="0in" fo:text-align="center" style:justify-single-word="false" fo:text-indent="0in" style:auto-text-indent="false" style:writing-mode="rl-tb"/>
      <style:text-properties fo:color="#ffffff"/>
    </style:style>
    <style:style style:name="MP3" style:family="paragraph" style:parent-style-name="Header">
      <style:paragraph-properties fo:margin-left="0in" fo:margin-right="0in" fo:text-align="end" style:justify-single-word="false" fo:text-indent="0in" style:auto-text-indent="false" style:writing-mode="rl-tb"/>
    </style:style>
    <style:style style:name="MT1" style:family="text">
      <style:text-properties fo:color="#76923c" fo:font-size="16pt" fo:font-weight="bold" style:font-size-asian="16pt" style:font-weight-asian="bold" style:font-size-complex="16pt" style:font-weight-complex="bold"/>
    </style:style>
    <style:style style:name="MT2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0.5626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[</text:span><text:span text:style-name="MT2">Behnam safari</text:span><text:span text:style-name="MT1">]</text:span></text:p>
            </table:table-cell>
            <table:table-cell table:style-name="Table2.B1" office:value-type="string">
              <text:p text:style-name="MP2">Software Developer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ehnam safari</dc:title>
    <dc:subject/>
    <meta:keyword/>
    <meta:initial-creator>000</meta:initial-creator>
    <meta:creation-date>2020-01-19T08:37:00</meta:creation-date>
    <dc:date>2021-06-04T23:00:05.816447299</dc:date>
    <meta:print-date>2020-01-19T07:15:00</meta:print-date>
    <meta:editing-cycles>6</meta:editing-cycles>
    <meta:editing-duration>PT33M47S</meta:editing-duration>
    <meta:generator>LibreOffice/6.4.6.2$Linux_X86_64 LibreOffice_project/40$Build-2</meta:generator>
    <meta:document-statistic meta:table-count="2" meta:image-count="0" meta:object-count="0" meta:page-count="2" meta:paragraph-count="60" meta:word-count="393" meta:character-count="2644" meta:non-whitespace-character-count="2320"/>
  </office:meta>
</office:document-meta>
</file>